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G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7424948493916935" text:style-name="L1">
        <text:list-item>
          <text:p text:style-name="P1">Do job research (start looking for companies i'd like to work for)</text:p>
        </text:list-item>
        <text:list-item>
          <text:p text:style-name="P2">create linkedin</text:p>
        </text:list-item>
        <text:list-item>
          <text:p text:style-name="P2">ask for assistance on home assignment (internship) + referral</text:p>
        </text:list-item>
        <text:list-item>
          <text:p text:style-name="P2">15 day notice before leaving internship</text:p>
        </text:list-item>
        <text:list-item>
          <text:p text:style-name="P2">!! do career prep week 1 (ask later, job tracker)</text:p>
        </text:list-item>
        <text:list-item>
          <text:p text:style-name="P2">try to meet random linkedin people every 2 weeks ish</text:p>
        </text:list-item>
        <text:list-item>
          <text:p text:style-name="P2"/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y Skaletzky</meta:initial-creator>
    <meta:creation-date>2023-01-09T09:47:01.84</meta:creation-date>
    <dc:date>2023-01-09T11:26:41.05</dc:date>
    <dc:creator>Amy Skaletzky</dc:creator>
    <meta:editing-duration>PT1H39M36S</meta:editing-duration>
    <meta:editing-cycles>8</meta:editing-cycles>
    <meta:generator>OpenOffice/4.1.13$Win32 OpenOffice.org_project/4113m1$Build-9810</meta:generator>
    <meta:document-statistic meta:table-count="0" meta:image-count="0" meta:object-count="0" meta:page-count="1" meta:paragraph-count="6" meta:word-count="55" meta:character-count="288"/>
  </office:meta>
</office:document-meta>
</file>